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35cm" fo:orphans="2" fo:widows="2"/>
    </style:style>
    <style:style style:name="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code">
      <style:paragraph-properties fo:orphans="2" fo:widows="2"/>
    </style:style>
    <style:style style:name="P4" style:family="paragraph" style:parent-style-name="Standard">
      <style:paragraph-properties fo:margin-top="0cm" fo:margin-bottom="0cm" fo:orphans="2" fo:widows="2"/>
    </style:style>
    <style:style style:name="P5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6" style:family="paragraph" style:parent-style-name="Heading1_20_Without_20_Numbering" style:master-page-name="Appendix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4107619427855493370" text:style-name="Appendix_20_Numbering">
        <text:list-item>
          <text:p text:style-name="P6">XML Schema for jdoquery.xml</text:p>
        </text:list-item>
      </text:list>
      <text:p text:style-name="P5">&lt;?xml version="1.0" encoding="UTF-8"?&gt;</text:p>
      <text:p text:style-name="P5">&lt;!--</text:p>
      <text:p text:style-name="P5"><text:s text:c="2"/>Licensed to the Apache Software Foundation (ASF) under one or more</text:p>
      <text:p text:style-name="P5"><text:s text:c="2"/>contributor license agreements. <text:s/>See the NOTICE file distributed with</text:p>
      <text:p text:style-name="P5"><text:s text:c="2"/>this work for additional information regarding copyright ownership.</text:p>
      <text:p text:style-name="P5"><text:s text:c="2"/>The ASF licenses this file to You under the Apache License, Version 2.0</text:p>
      <text:p text:style-name="P5"><text:s text:c="2"/>(the "License"); you may not use this file except in compliance with</text:p>
      <text:p text:style-name="P5"><text:s text:c="2"/>the License. <text:s/>You may obtain a copy of the License at</text:p>
      <text:p text:style-name="P5"/>
      <text:p text:style-name="P5"><text:s text:c="6"/>http://www.apache.org/licenses/LICENSE-2.0</text:p>
      <text:p text:style-name="P5"/>
      <text:p text:style-name="P5"><text:s text:c="2"/>Unless required by applicable law or agreed to in writing, software</text:p>
      <text:p text:style-name="P5"><text:s text:c="2"/>distributed under the License is distributed on an "AS IS" BASIS,</text:p>
      <text:p text:style-name="P5"><text:s text:c="2"/>WITHOUT WARRANTIES OR CONDITIONS OF ANY KIND, either express or implied.</text:p>
      <text:p text:style-name="P5"><text:s text:c="2"/>See the License for the specific language governing permissions and</text:p>
      <text:p text:style-name="P5"><text:s text:c="2"/>limitations under the License.</text:p>
      <text:p text:style-name="P5">--&gt;</text:p>
      <text:p text:style-name="P5">&lt;xs:schema targetNamespace="http://xmlns.jcp.org/xml/ns/jdo/jdoquery"</text:p>
      <text:p text:style-name="P5"><text:s text:c="11"/>xmlns="http://xmlns.jcp.org/xml/ns/jdo/jdoquery"</text:p>
      <text:p text:style-name="P5"><text:s text:c="11"/>xmlns:xs="http://www.w3.org/2001/XMLSchema"</text:p>
      <text:p text:style-name="P5"><text:s text:c="11"/>version="3.2"&gt;</text:p>
      <text:p text:style-name="P5"><text:s text:c="4"/>&lt;xs:element name="jdoquery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 text:c="16"/>&lt;xs:element ref="package"/&gt;</text:p>
      <text:p text:style-name="P5"><text:s text:c="16"/>&lt;xs:element ref="query"/&gt;</text:p>
      <text:p text:style-name="P5"><text:s text:c="12"/>&lt;/xs:choice&gt;</text:p>
      <text:p text:style-name="P5"><text:s text:c="8"/>&lt;/xs:complexType&gt;</text:p>
      <text:p text:style-name="P5"><text:s text:c="4"/>&lt;/xs:element&gt;</text:p>
      <text:p text:style-name="P5"><text:s text:c="4"/>&lt;xs:element name="package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 text:c="16"/>&lt;xs:element ref="interface"/&gt;</text:p>
      <text:p text:style-name="P5"><text:s text:c="16"/>&lt;xs:element ref="class"/&gt;</text:p>
      <text:p text:style-name="P5"><text:s text:c="12"/>&lt;/xs:choice&gt;</text:p>
      <text:p text:style-name="P5"><text:s text:c="12"/>&lt;xs:attributeGroup ref="attlist.packag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package"&gt;</text:p>
      <text:p text:style-name="P5"><text:s text:c="8"/>&lt;xs:attribute name="name" default=""/&gt;</text:p>
      <text:p text:style-name="P5"><text:s text:c="4"/>&lt;/xs:attributeGroup&gt;</text:p>
      <text:p text:style-name="P5"><text:s text:c="4"/>&lt;xs:element name="interfac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query"/&gt;</text:p>
      <text:p text:style-name="P5"><text:s text:c="12"/>&lt;/xs:choice&gt;</text:p>
      <text:p text:style-name="P5"><text:s text:c="12"/>&lt;xs:attributeGroup ref="attlist.interfac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nterface"&gt;</text:p>
      <text:p text:style-name="P5"><text:soft-page-break/><text:s text:c="8"/>&lt;xs:attribute name="name" use="required"/&gt;</text:p>
      <text:p text:style-name="P5"><text:s text:c="4"/>&lt;/xs:attributeGroup&gt;</text:p>
      <text:p text:style-name="P5"><text:s text:c="4"/>&lt;xs:element name="class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query"/&gt;</text:p>
      <text:p text:style-name="P5"><text:s text:c="12"/>&lt;/xs:choice&gt;</text:p>
      <text:p text:style-name="P5"><text:s text:c="12"/>&lt;xs:attributeGroup ref="attlist.class"/&gt;</text:p>
      <text:p text:style-name="P5"><text:s text:c="8"/>&lt;/xs:complexType&gt;</text:p>
      <text:p text:style-name="P5"><text:s text:c="4"/>&lt;/xs:element&gt;</text:p>
      <text:p text:style-name="P5"><text:s text:c="4"/>&lt;xs:attributeGroup name="attlist.class"&gt;</text:p>
      <text:p text:style-name="P5"><text:s text:c="8"/>&lt;xs:attribute name="name" use="required"/&gt;</text:p>
      <text:p text:style-name="P5"><text:s text:c="4"/>&lt;/xs:attributeGroup&gt;</text:p>
      <text:p text:style-name="P5"><text:s text:c="4"/>&lt;xs:element name="query"&gt;</text:p>
      <text:p text:style-name="P5"><text:s text:c="8"/>&lt;xs:complexType mixed="true"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quer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query"&gt;</text:p>
      <text:p text:style-name="P5"><text:s text:c="8"/>&lt;xs:attribute name="name" use="required"/&gt;</text:p>
      <text:p text:style-name="P5"><text:s text:c="8"/>&lt;xs:attribute name="language"/&gt;</text:p>
      <text:p text:style-name="P5"><text:s text:c="8"/>&lt;xs:attribute name="unmodifiabl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result-class"/&gt;</text:p>
      <text:p text:style-name="P5"><text:s text:c="8"/>&lt;xs:attribute name="datastore-read-timeout-millis"/&gt;</text:p>
      <text:p text:style-name="P5"><text:s text:c="8"/>&lt;xs:attribute name="datastore-write-timeout-millis"/&gt;</text:p>
      <text:p text:style-name="P5"><text:s text:c="4"/>&lt;/xs:attributeGroup&gt;</text:p>
      <text:p text:style-name="P5"><text:s text:c="4"/>&lt;xs:element name="extension"&gt;</text:p>
      <text:p text:style-name="P5"><text:s text:c="8"/>&lt;xs:complexType&gt;</text:p>
      <text:p text:style-name="P5"><text:s text:c="12"/>&lt;xs:complexContent&gt;</text:p>
      <text:p text:style-name="P5"><text:s text:c="16"/>&lt;xs:extension base="any"&gt;</text:p>
      <text:p text:style-name="P5"><text:s text:c="20"/>&lt;xs:attributeGroup ref="attlist.extension"/&gt;</text:p>
      <text:p text:style-name="P5"><text:s text:c="16"/>&lt;/xs:extension&gt;</text:p>
      <text:p text:style-name="P5"><text:s text:c="12"/>&lt;/xs:complexContent&gt;</text:p>
      <text:p text:style-name="P5"><text:s text:c="8"/>&lt;/xs:complexType&gt;</text:p>
      <text:p text:style-name="P5"><text:s text:c="4"/>&lt;/xs:element&gt;</text:p>
      <text:p text:style-name="P5"><text:s text:c="4"/>&lt;xs:attributeGroup name="attlist.extension"&gt;</text:p>
      <text:p text:style-name="P5"><text:s text:c="8"/>&lt;xs:attribute name="vendor-name" use="required"/&gt;</text:p>
      <text:p text:style-name="P5"><text:soft-page-break/><text:s text:c="8"/>&lt;xs:attribute name="key"/&gt;</text:p>
      <text:p text:style-name="P5"><text:s text:c="8"/>&lt;xs:attribute name="value"/&gt;</text:p>
      <text:p text:style-name="P5"><text:s text:c="4"/>&lt;/xs:attributeGroup&gt;</text:p>
      <text:p text:style-name="P5"><text:s text:c="4"/>&lt;xs:complexType name="any" mixed="true"&gt;</text:p>
      <text:p text:style-name="P5"><text:s text:c="8"/>&lt;xs:sequence&gt;</text:p>
      <text:p text:style-name="P5"><text:s text:c="12"/>&lt;xs:any minOccurs="0" maxOccurs="unbounded" processContents="skip"/&gt;</text:p>
      <text:p text:style-name="P5"><text:s text:c="8"/>&lt;/xs:sequence&gt;</text:p>
      <text:p text:style-name="P5"><text:s text:c="4"/>&lt;/xs:complexType&gt;</text:p>
      <text:p text:style-name="P5">&lt;/xs:schema&gt;</text:p>
      <text:p text:style-name="P4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2</meta:editing-cycles>
    <meta:creation-date>2012-06-24T14:13:46.30</meta:creation-date>
    <meta:editing-duration>PT6M5S</meta:editing-duration>
    <meta:generator>OpenOffice/4.1.10$Unix OpenOffice.org_project/4110m2$Build-9807</meta:generator>
    <dc:title>JDO_Chapter</dc:title>
    <dc:date>2021-09-30T21:42:26</dc:date>
    <dc:creator>Michael Bouschen</dc:creator>
    <meta:document-statistic meta:table-count="0" meta:image-count="1" meta:object-count="0" meta:page-count="3" meta:paragraph-count="119" meta:word-count="297" meta:character-count="4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